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5988.346951977001" table:style-name="ce1">
            <text:p>45988.34695</text:p>
          </table:table-cell>
          <table:table-cell office:value-type="float" office:value="5458.7301803458604" table:style-name="ce1">
            <text:p>5458.73018</text:p>
          </table:table-cell>
          <table:table-cell office:value-type="float" office:value="2690102.9788831202" table:style-name="ce1">
            <text:p>2690102.979</text:p>
          </table:table-cell>
          <table:table-cell table:style-name="ce1"/>
          <table:table-cell office:value-type="float" office:value="35.342058079033798" table:style-name="ce1">
            <text:p>35.34205808</text:p>
          </table:table-cell>
          <table:table-cell office:value-type="float" office:value="33.950452583918" table:style-name="ce1">
            <text:p>33.95045258</text:p>
          </table:table-cell>
          <table:table-cell office:value-type="float" office:value="34.022995135380498" table:style-name="ce1">
            <text:p>34.02299514</text:p>
          </table:table-cell>
          <table:table-cell table:style-name="ce1"/>
          <table:table-cell office:value-type="float" office:value="35.251980373321501" table:style-name="ce1">
            <text:p>35.25198037</text:p>
          </table:table-cell>
          <table:table-cell office:value-type="float" office:value="34.571830951939098" table:style-name="ce1">
            <text:p>34.57183095</text:p>
          </table:table-cell>
          <table:table-cell office:value-type="float" office:value="34.600360209673802" table:style-name="ce1">
            <text:p>34.60036021</text:p>
          </table:table-cell>
          <table:table-cell table:number-columns-repeated="5"/>
          <table:table-cell table:style-name="ce1">
            <draw:frame draw:z-index="3" draw:id="id2" draw:style-name="a2" draw:name="Chart 7" svg:x="0.17708in" svg:y="0.09028in" svg:width="5.04514in" svg:height="6.885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106.187043411701" table:style-name="ce1">
            <text:p>45106.18704</text:p>
          </table:table-cell>
          <table:table-cell office:value-type="float" office:value="5157.7285508898303" table:style-name="ce1">
            <text:p>5157.728551</text:p>
          </table:table-cell>
          <table:table-cell office:value-type="float" office:value="2643312.5028518001" table:style-name="ce1">
            <text:p>2643312.503</text:p>
          </table:table-cell>
          <table:table-cell table:style-name="ce1"/>
          <table:table-cell office:value-type="float" office:value="32.630280147649501" table:style-name="ce1">
            <text:p>32.63028015</text:p>
          </table:table-cell>
          <table:table-cell office:value-type="float" office:value="32.351575690921699" table:style-name="ce1">
            <text:p>32.35157569</text:p>
          </table:table-cell>
          <table:table-cell office:value-type="float" office:value="34.133050649040001" table:style-name="ce1">
            <text:p>34.13305065</text:p>
          </table:table-cell>
          <table:table-cell table:style-name="ce1"/>
          <table:table-cell office:value-type="float" office:value="35.251980373321501" table:style-name="ce1">
            <text:p>35.25198037</text:p>
          </table:table-cell>
          <table:table-cell office:value-type="float" office:value="33.775244487863802" table:style-name="ce1">
            <text:p>33.77524449</text:p>
          </table:table-cell>
          <table:table-cell office:value-type="float" office:value="33.706554960505002" table:style-name="ce1">
            <text:p>33.70655496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563.920835984703" table:style-name="ce1">
            <text:p>44563.92084</text:p>
          </table:table-cell>
          <table:table-cell office:value-type="float" office:value="5155.49619574197" table:style-name="ce1">
            <text:p>5155.496196</text:p>
          </table:table-cell>
          <table:table-cell office:value-type="float" office:value="2610564.5201709699" table:style-name="ce1">
            <text:p>2610564.52</text:p>
          </table:table-cell>
          <table:table-cell table:style-name="ce1"/>
          <table:table-cell office:value-type="float" office:value="32.863984363872397" table:style-name="ce1">
            <text:p>32.86398436</text:p>
          </table:table-cell>
          <table:table-cell office:value-type="float" office:value="32.578502848868901" table:style-name="ce1">
            <text:p>32.57850285</text:p>
          </table:table-cell>
          <table:table-cell office:value-type="float" office:value="31.698072705671599" table:style-name="ce1">
            <text:p>31.69807271</text:p>
          </table:table-cell>
          <table:table-cell table:style-name="ce1"/>
          <table:table-cell office:value-type="float" office:value="32.450793525523899" table:style-name="ce1">
            <text:p>32.45079353</text:p>
          </table:table-cell>
          <table:table-cell office:value-type="float" office:value="33.775244487863802" table:style-name="ce1">
            <text:p>33.77524449</text:p>
          </table:table-cell>
          <table:table-cell office:value-type="float" office:value="33.706554960505002" table:style-name="ce1">
            <text:p>33.7065549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046.064311425798" table:style-name="ce1">
            <text:p>44046.06431</text:p>
          </table:table-cell>
          <table:table-cell office:value-type="float" office:value="5157.58816288042" table:style-name="ce1">
            <text:p>5157.588163</text:p>
          </table:table-cell>
          <table:table-cell office:value-type="float" office:value="2579612.9011080801" table:style-name="ce1">
            <text:p>2579612.901</text:p>
          </table:table-cell>
          <table:table-cell table:style-name="ce1"/>
          <table:table-cell office:value-type="float" office:value="32.5395287072418" table:style-name="ce1">
            <text:p>32.53952871</text:p>
          </table:table-cell>
          <table:table-cell office:value-type="float" office:value="31.7181236893198" table:style-name="ce1">
            <text:p>31.71812369</text:p>
          </table:table-cell>
          <table:table-cell office:value-type="float" office:value="31.459529934203001" table:style-name="ce1">
            <text:p>31.45952993</text:p>
          </table:table-cell>
          <table:table-cell table:style-name="ce1"/>
          <table:table-cell office:value-type="float" office:value="32.450793525523899" table:style-name="ce1">
            <text:p>32.45079353</text:p>
          </table:table-cell>
          <table:table-cell office:value-type="float" office:value="31.349819442247298" table:style-name="ce1">
            <text:p>31.34981944</text:p>
          </table:table-cell>
          <table:table-cell office:value-type="float" office:value="32.129914267208797" table:style-name="ce1">
            <text:p>32.1299142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462.322854760998" table:style-name="ce1">
            <text:p>43462.32285</text:p>
          </table:table-cell>
          <table:table-cell office:value-type="float" office:value="5049.1162301921404" table:style-name="ce1">
            <text:p>5049.11623</text:p>
          </table:table-cell>
          <table:table-cell office:value-type="float" office:value="2546234.0142362802" table:style-name="ce1">
            <text:p>2546234.014</text:p>
          </table:table-cell>
          <table:table-cell table:style-name="ce1"/>
          <table:table-cell office:value-type="float" office:value="32.371589839049797" table:style-name="ce1">
            <text:p>32.37158984</text:p>
          </table:table-cell>
          <table:table-cell office:value-type="float" office:value="31.7232132318331" table:style-name="ce1">
            <text:p>31.72321323</text:p>
          </table:table-cell>
          <table:table-cell office:value-type="float" office:value="31.021092412401298" table:style-name="ce1">
            <text:p>31.02109241</text:p>
          </table:table-cell>
          <table:table-cell table:style-name="ce1"/>
          <table:table-cell office:value-type="float" office:value="32.450793525523899" table:style-name="ce1">
            <text:p>32.45079353</text:p>
          </table:table-cell>
          <table:table-cell office:value-type="float" office:value="31.349819442247298" table:style-name="ce1">
            <text:p>31.34981944</text:p>
          </table:table-cell>
          <table:table-cell office:value-type="float" office:value="32.129914267208797" table:style-name="ce1">
            <text:p>32.1299142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3053.543130957798" table:style-name="ce1">
            <text:p>43053.54313</text:p>
          </table:table-cell>
          <table:table-cell office:value-type="float" office:value="5055.4585071904503" table:style-name="ce1">
            <text:p>5055.458507</text:p>
          </table:table-cell>
          <table:table-cell office:value-type="float" office:value="2522104.6313823801" table:style-name="ce1">
            <text:p>2522104.631</text:p>
          </table:table-cell>
          <table:table-cell table:style-name="ce1"/>
          <table:table-cell office:value-type="float" office:value="32.310567295875302" table:style-name="ce1">
            <text:p>32.3105673</text:p>
          </table:table-cell>
          <table:table-cell office:value-type="float" office:value="31.730362861679801" table:style-name="ce1">
            <text:p>31.73036286</text:p>
          </table:table-cell>
          <table:table-cell office:value-type="float" office:value="30.896801759992499" table:style-name="ce1">
            <text:p>30.89680176</text:p>
          </table:table-cell>
          <table:table-cell table:style-name="ce1"/>
          <table:table-cell office:value-type="float" office:value="32.145439431015497" table:style-name="ce1">
            <text:p>32.14543943</text:p>
          </table:table-cell>
          <table:table-cell office:value-type="float" office:value="30.7484544806074" table:style-name="ce1">
            <text:p>30.74845448</text:p>
          </table:table-cell>
          <table:table-cell office:value-type="float" office:value="30.776540658274399" table:style-name="ce1">
            <text:p>30.7765406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2477.420422557698" table:style-name="ce1">
            <text:p>42477.42042</text:p>
          </table:table-cell>
          <table:table-cell office:value-type="float" office:value="4938.4435105922503" table:style-name="ce1">
            <text:p>4938.443511</text:p>
          </table:table-cell>
          <table:table-cell office:value-type="float" office:value="2489477.6497461302" table:style-name="ce1">
            <text:p>2489477.65</text:p>
          </table:table-cell>
          <table:table-cell table:style-name="ce1"/>
          <table:table-cell office:value-type="float" office:value="31.585942320650599" table:style-name="ce1">
            <text:p>31.58594232</text:p>
          </table:table-cell>
          <table:table-cell office:value-type="float" office:value="31.0198870924918" table:style-name="ce1">
            <text:p>31.01988709</text:p>
          </table:table-cell>
          <table:table-cell office:value-type="float" office:value="30.4118756180094" table:style-name="ce1">
            <text:p>30.41187562</text:p>
          </table:table-cell>
          <table:table-cell table:style-name="ce1"/>
          <table:table-cell office:value-type="float" office:value="32.145439431015497" table:style-name="ce1">
            <text:p>32.14543943</text:p>
          </table:table-cell>
          <table:table-cell office:value-type="float" office:value="30.7484544806074" table:style-name="ce1">
            <text:p>30.74845448</text:p>
          </table:table-cell>
          <table:table-cell office:value-type="float" office:value="30.776540658274399" table:style-name="ce1">
            <text:p>30.7765406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058.421669624498" table:style-name="ce1">
            <text:p>42058.42167</text:p>
          </table:table-cell>
          <table:table-cell office:value-type="float" office:value="4937.4299437832697" table:style-name="ce1">
            <text:p>4937.429944</text:p>
          </table:table-cell>
          <table:table-cell office:value-type="float" office:value="2464033.7346417201" table:style-name="ce1">
            <text:p>2464033.735</text:p>
          </table:table-cell>
          <table:table-cell table:style-name="ce1"/>
          <table:table-cell office:value-type="float" office:value="31.821387440212099" table:style-name="ce1">
            <text:p>31.82138744</text:p>
          </table:table-cell>
          <table:table-cell office:value-type="float" office:value="30.862081251032599" table:style-name="ce1">
            <text:p>30.86208125</text:p>
          </table:table-cell>
          <table:table-cell office:value-type="float" office:value="29.821632664420999" table:style-name="ce1">
            <text:p>29.82163266</text:p>
          </table:table-cell>
          <table:table-cell table:style-name="ce1"/>
          <table:table-cell office:value-type="float" office:value="31.425466701072502" table:style-name="ce1">
            <text:p>31.4254667</text:p>
          </table:table-cell>
          <table:table-cell office:value-type="float" office:value="29.791853335905699" table:style-name="ce1">
            <text:p>29.79185334</text:p>
          </table:table-cell>
          <table:table-cell office:value-type="float" office:value="29.901822076681199" table:style-name="ce1">
            <text:p>29.9018220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506.932980744299" table:style-name="ce1">
            <text:p>41506.93298</text:p>
          </table:table-cell>
          <table:table-cell office:value-type="float" office:value="4801.6205476633204" table:style-name="ce1">
            <text:p>4801.620548</text:p>
          </table:table-cell>
          <table:table-cell office:value-type="float" office:value="2434069.5771554001" table:style-name="ce1">
            <text:p>2434069.577</text:p>
          </table:table-cell>
          <table:table-cell table:style-name="ce1"/>
          <table:table-cell office:value-type="float" office:value="30.520945641931402" table:style-name="ce1">
            <text:p>30.52094564</text:p>
          </table:table-cell>
          <table:table-cell office:value-type="float" office:value="29.914428220927999" table:style-name="ce1">
            <text:p>29.91442822</text:p>
          </table:table-cell>
          <table:table-cell office:value-type="float" office:value="28.767131413617101" table:style-name="ce1">
            <text:p>28.76713141</text:p>
          </table:table-cell>
          <table:table-cell table:style-name="ce1"/>
          <table:table-cell office:value-type="float" office:value="31.425466701072502" table:style-name="ce1">
            <text:p>31.4254667</text:p>
          </table:table-cell>
          <table:table-cell office:value-type="float" office:value="29.791853335905699" table:style-name="ce1">
            <text:p>29.79185334</text:p>
          </table:table-cell>
          <table:table-cell office:value-type="float" office:value="29.901822076681199" table:style-name="ce1">
            <text:p>29.90182208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071.253727877804" table:style-name="ce1">
            <text:p>41071.25373</text:p>
          </table:table-cell>
          <table:table-cell office:value-type="float" office:value="4801.2620566270898" table:style-name="ce1">
            <text:p>4801.262057</text:p>
          </table:table-cell>
          <table:table-cell office:value-type="float" office:value="2407878.7918378902" table:style-name="ce1">
            <text:p>2407878.792</text:p>
          </table:table-cell>
          <table:table-cell table:style-name="ce1"/>
          <table:table-cell office:value-type="float" office:value="30.712384445708398" table:style-name="ce1">
            <text:p>30.71238445</text:p>
          </table:table-cell>
          <table:table-cell office:value-type="float" office:value="30.0761502580125" table:style-name="ce1">
            <text:p>30.07615026</text:p>
          </table:table-cell>
          <table:table-cell office:value-type="float" office:value="28.986401374457099" table:style-name="ce1">
            <text:p>28.98640137</text:p>
          </table:table-cell>
          <table:table-cell table:style-name="ce1"/>
          <table:table-cell office:value-type="float" office:value="31.425466701072502" table:style-name="ce1">
            <text:p>31.4254667</text:p>
          </table:table-cell>
          <table:table-cell office:value-type="float" office:value="28.617455321890699" table:style-name="ce1">
            <text:p>28.61745532</text:p>
          </table:table-cell>
          <table:table-cell office:value-type="float" office:value="28.399617848904999" table:style-name="ce1">
            <text:p>28.39961785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655.2194737756" table:style-name="ce1">
            <text:p>40655.21947</text:p>
          </table:table-cell>
          <table:table-cell office:value-type="float" office:value="4798.5738774111096" table:style-name="ce1">
            <text:p>4798.573877</text:p>
          </table:table-cell>
          <table:table-cell office:value-type="float" office:value="2383639.3113666102" table:style-name="ce1">
            <text:p>2383639.311</text:p>
          </table:table-cell>
          <table:table-cell table:style-name="ce1"/>
          <table:table-cell office:value-type="float" office:value="31.026546619630199" table:style-name="ce1">
            <text:p>31.02654662</text:p>
          </table:table-cell>
          <table:table-cell office:value-type="float" office:value="29.470039795130099" table:style-name="ce1">
            <text:p>29.4700398</text:p>
          </table:table-cell>
          <table:table-cell office:value-type="float" office:value="28.5417492611416" table:style-name="ce1">
            <text:p>28.54174926</text:p>
          </table:table-cell>
          <table:table-cell table:style-name="ce1"/>
          <table:table-cell office:value-type="float" office:value="30.3447100358268" table:style-name="ce1">
            <text:p>30.34471004</text:p>
          </table:table-cell>
          <table:table-cell office:value-type="float" office:value="28.617455321890699" table:style-name="ce1">
            <text:p>28.61745532</text:p>
          </table:table-cell>
          <table:table-cell office:value-type="float" office:value="28.399617848904999" table:style-name="ce1">
            <text:p>28.39961785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5" svg:x="0in" svg:y="0.13194in" svg:width="5in" svg:height="2.947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" draw:id="id0" draw:style-name="a0" draw:name="Chart 4" svg:x="0.21528in" svg:y="0.18403in" svg:width="5in" svg:height="2.94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Peter</meta:initial-creator>
    <dc:creator>Peter</dc:creator>
    <meta:creation-date>2021-08-04T17:55:30Z</meta:creation-date>
    <dc:date>2021-08-05T01:55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T00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2.25pt" svg:width="360.0pt" chart:style-name="Crt0">
        <chart:title chart:style-name="CT00">
          <text:p text:style-name="a0" text:class-names="" text:cond-style-name="">Divided by # of hydrophobic residues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45988.34695197700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5106.1870434117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44563.92083598470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44046.064311425798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43462.3228547609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3053.54313095779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2477.42042255769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2058.421669624498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41506.932980744299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1071.25372787780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0655.219473775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2.25pt" svg:width="360.0pt" chart:style-name="Crt0">
        <chart:title chart:style-name="CT00">
          <text:p text:style-name="a0" text:class-names="" text:cond-style-name="">Unscaled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690102.978883120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643312.50285180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610564.520170969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579612.901108080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46234.014236280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522104.631382380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489477.649746130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2464033.7346417201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434069.5771554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2407878.7918378902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383639.31136661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95.75pt" svg:width="363.2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J$1:.$J$11" chart:class="chart:line" chart:attached-axis="primary-y" chart:style-name="G0S0">
            <chart:data-point chart:repeated="11"/>
          </chart:series>
          <chart:series chart:values-cell-range-address="Sheet1.$K$1:.$K$11" chart:class="chart:line" chart:attached-axis="primary-y" chart:style-name="G0S1">
            <chart:data-point chart:repeated="11"/>
          </chart:series>
          <chart:series chart:values-cell-range-address="Sheet1.$L$1:.$L$11" chart:class="chart:line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